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A1]*9.81*0.2" office:value-type="float" office:value="25.506" calcext:value-type="float">
            <text:p>25.506</text:p>
          </table:table-cell>
          <table:table-cell table:style-name="ce1" office:value-type="float" office:value="220" calcext:value-type="float">
            <text:p>220</text:p>
          </table:table-cell>
          <table:table-cell table:formula="of:=[.B1]*1000/[.D1]" office:value-type="float" office:value="13.6363636363636" calcext:value-type="float">
            <text:p>13.6363636363636</text:p>
          </table:table-cell>
          <table:table-cell table:formula="of:=[.C1]*(2/[.A1])" office:value-type="float" office:value="3.924" calcext:value-type="float">
            <text:p>3.924</text:p>
          </table:table-cell>
          <table:table-cell table:formula="of:=0.5/[.D1]" office:value-type="float" office:value="0.00227272727272727" calcext:value-type="float">
            <text:p>0.00227272727272727</text:p>
          </table:table-cell>
          <table:table-cell table:formula="of:=0.1/[.B1]" office:value-type="float" office:value="0.0333333333333333" calcext:value-type="float">
            <text:p>0.0333333333333333</text:p>
          </table:table-cell>
          <table:table-cell table:formula="of:=SQRT([.G1]*[.G1] + [.H1]*[.H1])*[.E1]" office:value-type="float" office:value="0.455600765933883" calcext:value-type="float">
            <text:p>0.455600765933883</text:p>
          </table:table-cell>
          <table:table-cell table:formula="of:=AVERAGE([.E1:.E18])" office:value-type="float" office:value="109.780123015858" calcext:value-type="float">
            <text:p>109.780123015858</text:p>
          </table:table-cell>
          <table:table-cell table:formula="of:=([.E1]-60.91)*([.E1]-60.91)" office:value-type="float" office:value="2234.79669504132" calcext:value-type="float">
            <text:p>2234.79669504132</text:p>
          </table:table-cell>
          <table:table-cell table:formula="of:=SQRT((SUM([.K1:.K18]))/18)" office:value-type="float" office:value="95.2267860422763" calcext:value-type="float">
            <text:p>95.2267860422763</text:p>
          </table:table-cell>
          <table:table-cell table:formula="of:=SQRT(28.22^2+[.I1]^2)" office:value-type="float" office:value="28.223677507687" calcext:value-type="float">
            <text:p>28.223677507687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A2]*9.81*0.2" office:value-type="float" office:value="39.24" calcext:value-type="float">
            <text:p>39.24</text:p>
          </table:table-cell>
          <table:table-cell table:style-name="ce1" office:value-type="float" office:value="135" calcext:value-type="float">
            <text:p>135</text:p>
          </table:table-cell>
          <table:table-cell table:formula="of:=[.B2]*1000/[.D2]" office:value-type="float" office:value="22.2222222222222" calcext:value-type="float">
            <text:p>22.2222222222222</text:p>
          </table:table-cell>
          <table:table-cell table:formula="of:=[.C2]*(2/[.A2])" office:value-type="float" office:value="3.924" calcext:value-type="float">
            <text:p>3.924</text:p>
          </table:table-cell>
          <table:table-cell table:formula="of:=0.5/[.D2]" office:value-type="float" office:value="0.0037037037037037" calcext:value-type="float">
            <text:p>0.0037037037037037</text:p>
          </table:table-cell>
          <table:table-cell table:formula="of:=0.1/[.B2]" office:value-type="float" office:value="0.0333333333333333" calcext:value-type="float">
            <text:p>0.0333333333333333</text:p>
          </table:table-cell>
          <table:table-cell table:formula="of:=SQRT([.G2]*[.G2] + [.H2]*[.H2])*[.E2]" office:value-type="float" office:value="0.745299188324067" calcext:value-type="float">
            <text:p>0.745299188324067</text:p>
          </table:table-cell>
          <table:table-cell/>
          <table:table-cell table:formula="of:=([.E2]-60.91)*([.E2]-60.91)" office:value-type="float" office:value="1496.74414938272" calcext:value-type="float">
            <text:p>1496.74414938272</text:p>
          </table:table-cell>
          <table:table-cell/>
          <table:table-cell table:formula="of:=SQRT(28.22^2+[.I2]^2)" office:value-type="float" office:value="28.2298400788973" calcext:value-type="float">
            <text:p>28.2298400788973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A3]*9.81*0.2" office:value-type="float" office:value="52.974" calcext:value-type="float">
            <text:p>52.974</text:p>
          </table:table-cell>
          <table:table-cell table:style-name="ce1" office:value-type="float" office:value="98" calcext:value-type="float">
            <text:p>98</text:p>
          </table:table-cell>
          <table:table-cell table:formula="of:=[.B3]*1000/[.D3]" office:value-type="float" office:value="30.6122448979592" calcext:value-type="float">
            <text:p>30.6122448979592</text:p>
          </table:table-cell>
          <table:table-cell table:formula="of:=[.C3]*(2/[.A3])" office:value-type="float" office:value="3.924" calcext:value-type="float">
            <text:p>3.924</text:p>
          </table:table-cell>
          <table:table-cell table:formula="of:=0.5/[.D3]" office:value-type="float" office:value="0.00510204081632653" calcext:value-type="float">
            <text:p>0.00510204081632653</text:p>
          </table:table-cell>
          <table:table-cell table:formula="of:=0.1/[.B3]" office:value-type="float" office:value="0.0333333333333333" calcext:value-type="float">
            <text:p>0.0333333333333333</text:p>
          </table:table-cell>
          <table:table-cell table:formula="of:=SQRT([.G3]*[.G3] + [.H3]*[.H3])*[.E3]" office:value-type="float" office:value="1.03229189177044" calcext:value-type="float">
            <text:p>1.03229189177044</text:p>
          </table:table-cell>
          <table:table-cell/>
          <table:table-cell table:formula="of:=([.E3]-60.91)*([.E3]-60.91)" office:value-type="float" office:value="917.95396422324" calcext:value-type="float">
            <text:p>917.95396422324</text:p>
          </table:table-cell>
          <table:table-cell/>
          <table:table-cell table:formula="of:=SQRT(28.22^2+[.I3]^2)" office:value-type="float" office:value="28.2388743853188" calcext:value-type="float">
            <text:p>28.2388743853188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A4]*9.81*0.2" office:value-type="float" office:value="64.746" calcext:value-type="float">
            <text:p>64.746</text:p>
          </table:table-cell>
          <table:table-cell table:style-name="ce1" office:value-type="float" office:value="64" calcext:value-type="float">
            <text:p>64</text:p>
          </table:table-cell>
          <table:table-cell table:formula="of:=[.B4]*1000/[.D4]" office:value-type="float" office:value="46.875" calcext:value-type="float">
            <text:p>46.875</text:p>
          </table:table-cell>
          <table:table-cell table:formula="of:=[.C4]*(2/[.A4])" office:value-type="float" office:value="3.924" calcext:value-type="float">
            <text:p>3.924</text:p>
          </table:table-cell>
          <table:table-cell table:formula="of:=0.5/[.D4]" office:value-type="float" office:value="0.0078125" calcext:value-type="float">
            <text:p>0.0078125</text:p>
          </table:table-cell>
          <table:table-cell table:formula="of:=0.1/[.B4]" office:value-type="float" office:value="0.0333333333333333" calcext:value-type="float">
            <text:p>0.0333333333333333</text:p>
          </table:table-cell>
          <table:table-cell table:formula="of:=SQRT([.G4]*[.G4] + [.H4]*[.H4])*[.E4]" office:value-type="float" office:value="1.60484164351023" calcext:value-type="float">
            <text:p>1.60484164351023</text:p>
          </table:table-cell>
          <table:table-cell/>
          <table:table-cell table:formula="of:=([.E4]-60.91)*([.E4]-60.91)" office:value-type="float" office:value="196.981225" calcext:value-type="float">
            <text:p>196.981225</text:p>
          </table:table-cell>
          <table:table-cell/>
          <table:table-cell table:formula="of:=SQRT(28.22^2+[.I4]^2)" office:value-type="float" office:value="28.2655959905456" calcext:value-type="float">
            <text:p>28.2655959905456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[.A5]*9.81*0.2" office:value-type="float" office:value="78.48" calcext:value-type="float">
            <text:p>78.48</text:p>
          </table:table-cell>
          <table:table-cell table:style-name="ce1" office:value-type="float" office:value="86" calcext:value-type="float">
            <text:p>86</text:p>
          </table:table-cell>
          <table:table-cell table:formula="of:=[.B5]*1000/[.D5]" office:value-type="float" office:value="46.5116279069767" calcext:value-type="float">
            <text:p>46.5116279069767</text:p>
          </table:table-cell>
          <table:table-cell table:formula="of:=[.C5]*(2/[.A5])" office:value-type="float" office:value="3.924" calcext:value-type="float">
            <text:p>3.924</text:p>
          </table:table-cell>
          <table:table-cell table:formula="of:=0.5/[.D5]" office:value-type="float" office:value="0.00581395348837209" calcext:value-type="float">
            <text:p>0.00581395348837209</text:p>
          </table:table-cell>
          <table:table-cell table:formula="of:=0.1/[.B5]" office:value-type="float" office:value="0.025" calcext:value-type="float">
            <text:p>0.025</text:p>
          </table:table-cell>
          <table:table-cell table:formula="of:=SQRT([.G5]*[.G5] + [.H5]*[.H5])*[.E5]" office:value-type="float" office:value="1.1938204464383" calcext:value-type="float">
            <text:p>1.1938204464383</text:p>
          </table:table-cell>
          <table:table-cell/>
          <table:table-cell table:formula="of:=([.E5]-60.91)*([.E5]-60.91)" office:value-type="float" office:value="207.313118929151" calcext:value-type="float">
            <text:p>207.313118929151</text:p>
          </table:table-cell>
          <table:table-cell/>
          <table:table-cell table:formula="of:=SQRT(28.22^2+[.I5]^2)" office:value-type="float" office:value="28.2452404354846" calcext:value-type="float">
            <text:p>28.2452404354846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A6]*9.81*0.2" office:value-type="float" office:value="98.1" calcext:value-type="float">
            <text:p>98.1</text:p>
          </table:table-cell>
          <table:table-cell table:style-name="ce1" office:value-type="float" office:value="69" calcext:value-type="float">
            <text:p>69</text:p>
          </table:table-cell>
          <table:table-cell table:formula="of:=[.B6]*1000/[.D6]" office:value-type="float" office:value="57.9710144927536" calcext:value-type="float">
            <text:p>57.9710144927536</text:p>
          </table:table-cell>
          <table:table-cell table:formula="of:=[.C6]*(2/[.A6])" office:value-type="float" office:value="3.924" calcext:value-type="float">
            <text:p>3.924</text:p>
          </table:table-cell>
          <table:table-cell table:formula="of:=0.5/[.D6]" office:value-type="float" office:value="0.0072463768115942" calcext:value-type="float">
            <text:p>0.0072463768115942</text:p>
          </table:table-cell>
          <table:table-cell table:formula="of:=0.1/[.B6]" office:value-type="float" office:value="0.025" calcext:value-type="float">
            <text:p>0.025</text:p>
          </table:table-cell>
          <table:table-cell table:formula="of:=SQRT([.G6]*[.G6] + [.H6]*[.H6])*[.E6]" office:value-type="float" office:value="1.50892880114781" calcext:value-type="float">
            <text:p>1.50892880114781</text:p>
          </table:table-cell>
          <table:table-cell/>
          <table:table-cell table:formula="of:=([.E6]-60.91)*([.E6]-60.91)" office:value-type="float" office:value="8.63763581180421" calcext:value-type="float">
            <text:p>8.63763581180421</text:p>
          </table:table-cell>
          <table:table-cell/>
          <table:table-cell table:formula="of:=SQRT(28.22^2+[.I6]^2)" office:value-type="float" office:value="28.2603125624423" calcext:value-type="float">
            <text:p>28.2603125624423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formula="of:=[.A7]*9.81*0.2" office:value-type="float" office:value="109.872" calcext:value-type="float">
            <text:p>109.872</text:p>
          </table:table-cell>
          <table:table-cell table:style-name="ce1" office:value-type="float" office:value="60" calcext:value-type="float">
            <text:p>60</text:p>
          </table:table-cell>
          <table:table-cell table:formula="of:=[.B7]*1000/[.D7]" office:value-type="float" office:value="66.6666666666667" calcext:value-type="float">
            <text:p>66.6666666666667</text:p>
          </table:table-cell>
          <table:table-cell table:formula="of:=[.C7]*(2/[.A7])" office:value-type="float" office:value="3.924" calcext:value-type="float">
            <text:p>3.924</text:p>
          </table:table-cell>
          <table:table-cell table:formula="of:=0.5/[.D7]" office:value-type="float" office:value="0.00833333333333333" calcext:value-type="float">
            <text:p>0.00833333333333333</text:p>
          </table:table-cell>
          <table:table-cell table:formula="of:=0.1/[.B7]" office:value-type="float" office:value="0.025" calcext:value-type="float">
            <text:p>0.025</text:p>
          </table:table-cell>
          <table:table-cell table:formula="of:=SQRT([.G7]*[.G7] + [.H7]*[.H7])*[.E7]" office:value-type="float" office:value="1.75682092231577" calcext:value-type="float">
            <text:p>1.75682092231577</text:p>
          </table:table-cell>
          <table:table-cell/>
          <table:table-cell table:formula="of:=([.E7]-60.91)*([.E7]-60.91)" office:value-type="float" office:value="33.1392111111112" calcext:value-type="float">
            <text:p>33.1392111111112</text:p>
          </table:table-cell>
          <table:table-cell/>
          <table:table-cell table:formula="of:=SQRT(28.22^2+[.I7]^2)" office:value-type="float" office:value="28.2746320887308" calcext:value-type="float">
            <text:p>28.2746320887308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formula="of:=[.A8]*9.81*0.2" office:value-type="float" office:value="127.53" calcext:value-type="float">
            <text:p>127.53</text:p>
          </table:table-cell>
          <table:table-cell table:style-name="ce1" office:value-type="float" office:value="53" calcext:value-type="float">
            <text:p>53</text:p>
          </table:table-cell>
          <table:table-cell table:formula="of:=[.B8]*1000/[.D8]" office:value-type="float" office:value="75.4716981132076" calcext:value-type="float">
            <text:p>75.4716981132076</text:p>
          </table:table-cell>
          <table:table-cell table:formula="of:=[.C8]*(2/[.A8])" office:value-type="float" office:value="3.924" calcext:value-type="float">
            <text:p>3.924</text:p>
          </table:table-cell>
          <table:table-cell table:formula="of:=0.5/[.D8]" office:value-type="float" office:value="0.00943396226415094" calcext:value-type="float">
            <text:p>0.00943396226415094</text:p>
          </table:table-cell>
          <table:table-cell table:formula="of:=0.1/[.B8]" office:value-type="float" office:value="0.025" calcext:value-type="float">
            <text:p>0.025</text:p>
          </table:table-cell>
          <table:table-cell table:formula="of:=SQRT([.G8]*[.G8] + [.H8]*[.H8])*[.E8]" office:value-type="float" office:value="2.01666202040136" calcext:value-type="float">
            <text:p>2.01666202040136</text:p>
          </table:table-cell>
          <table:table-cell/>
          <table:table-cell table:formula="of:=([.E8]-60.91)*([.E8]-60.91)" office:value-type="float" office:value="212.043051940192" calcext:value-type="float">
            <text:p>212.043051940192</text:p>
          </table:table-cell>
          <table:table-cell/>
          <table:table-cell table:formula="of:=SQRT(28.22^2+[.I8]^2)" office:value-type="float" office:value="28.2919657447928" calcext:value-type="float">
            <text:p>28.2919657447928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formula="of:=[.A9]*9.81*0.2" office:value-type="float" office:value="141.264" calcext:value-type="float">
            <text:p>141.264</text:p>
          </table:table-cell>
          <table:table-cell table:style-name="ce1" office:value-type="float" office:value="61" calcext:value-type="float">
            <text:p>61</text:p>
          </table:table-cell>
          <table:table-cell table:formula="of:=[.B9]*1000/[.D9]" office:value-type="float" office:value="81.9672131147541" calcext:value-type="float">
            <text:p>81.9672131147541</text:p>
          </table:table-cell>
          <table:table-cell table:formula="of:=[.C9]*(2/[.A9])" office:value-type="float" office:value="3.924" calcext:value-type="float">
            <text:p>3.924</text:p>
          </table:table-cell>
          <table:table-cell table:formula="of:=0.5/[.D9]" office:value-type="float" office:value="0.00819672131147541" calcext:value-type="float">
            <text:p>0.00819672131147541</text:p>
          </table:table-cell>
          <table:table-cell table:formula="of:=0.1/[.B9]" office:value-type="float" office:value="0.02" calcext:value-type="float">
            <text:p>0.02</text:p>
          </table:table-cell>
          <table:table-cell table:formula="of:=SQRT([.G9]*[.G9] + [.H9]*[.H9])*[.E9]" office:value-type="float" office:value="1.77167962632083" calcext:value-type="float">
            <text:p>1.77167962632083</text:p>
          </table:table-cell>
          <table:table-cell/>
          <table:table-cell table:formula="of:=([.E9]-60.91)*([.E9]-60.91)" office:value-type="float" office:value="443.406224160172" calcext:value-type="float">
            <text:p>443.406224160172</text:p>
          </table:table-cell>
          <table:table-cell/>
          <table:table-cell table:formula="of:=SQRT(28.22^2+[.I9]^2)" office:value-type="float" office:value="28.2755592110628" calcext:value-type="float">
            <text:p>28.2755592110628</text:p>
          </table:table-cell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formula="of:=[.A10]*9.81*0.2" office:value-type="float" office:value="156.96" calcext:value-type="float">
            <text:p>156.96</text:p>
          </table:table-cell>
          <table:table-cell table:style-name="ce1" office:value-type="float" office:value="55" calcext:value-type="float">
            <text:p>55</text:p>
          </table:table-cell>
          <table:table-cell table:formula="of:=[.B10]*1000/[.D10]" office:value-type="float" office:value="90.9090909090909" calcext:value-type="float">
            <text:p>90.9090909090909</text:p>
          </table:table-cell>
          <table:table-cell table:formula="of:=[.C10]*(2/[.A10])" office:value-type="float" office:value="3.924" calcext:value-type="float">
            <text:p>3.924</text:p>
          </table:table-cell>
          <table:table-cell table:formula="of:=0.5/[.D10]" office:value-type="float" office:value="0.00909090909090909" calcext:value-type="float">
            <text:p>0.00909090909090909</text:p>
          </table:table-cell>
          <table:table-cell table:formula="of:=0.1/[.B10]" office:value-type="float" office:value="0.02" calcext:value-type="float">
            <text:p>0.02</text:p>
          </table:table-cell>
          <table:table-cell table:formula="of:=SQRT([.G10]*[.G10] + [.H10]*[.H10])*[.E10]" office:value-type="float" office:value="1.99719768158588" calcext:value-type="float">
            <text:p>1.99719768158588</text:p>
          </table:table-cell>
          <table:table-cell/>
          <table:table-cell table:formula="of:=([.E10]-60.91)*([.E10]-60.91)" office:value-type="float" office:value="899.945455371901" calcext:value-type="float">
            <text:p>899.945455371901</text:p>
          </table:table-cell>
          <table:table-cell/>
          <table:table-cell table:formula="of:=SQRT(28.22^2+[.I10]^2)" office:value-type="float" office:value="28.2905849812147" calcext:value-type="float">
            <text:p>28.2905849812147</text:p>
          </table:table-cell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formula="of:=[.A11]*9.81*0.2" office:value-type="float" office:value="174.618" calcext:value-type="float">
            <text:p>174.618</text:p>
          </table:table-cell>
          <table:table-cell table:style-name="ce1" office:value-type="float" office:value="51" calcext:value-type="float">
            <text:p>51</text:p>
          </table:table-cell>
          <table:table-cell table:formula="of:=[.B11]*1000/[.D11]" office:value-type="float" office:value="98.0392156862745" calcext:value-type="float">
            <text:p>98.0392156862745</text:p>
          </table:table-cell>
          <table:table-cell table:formula="of:=[.C11]*(2/[.A11])" office:value-type="float" office:value="3.924" calcext:value-type="float">
            <text:p>3.924</text:p>
          </table:table-cell>
          <table:table-cell table:formula="of:=0.5/[.D11]" office:value-type="float" office:value="0.00980392156862745" calcext:value-type="float">
            <text:p>0.00980392156862745</text:p>
          </table:table-cell>
          <table:table-cell table:formula="of:=0.1/[.B11]" office:value-type="float" office:value="0.02" calcext:value-type="float">
            <text:p>0.02</text:p>
          </table:table-cell>
          <table:table-cell table:formula="of:=SQRT([.G11]*[.G11] + [.H11]*[.H11])*[.E11]" office:value-type="float" office:value="2.18369424393125" calcext:value-type="float">
            <text:p>2.18369424393125</text:p>
          </table:table-cell>
          <table:table-cell/>
          <table:table-cell table:formula="of:=([.E11]-60.91)*([.E11]-60.91)" office:value-type="float" office:value="1378.57865747789" calcext:value-type="float">
            <text:p>1378.57865747789</text:p>
          </table:table-cell>
          <table:table-cell/>
          <table:table-cell table:formula="of:=SQRT(28.22^2+[.I11]^2)" office:value-type="float" office:value="28.3043622177038" calcext:value-type="float">
            <text:p>28.3043622177038</text:p>
          </table:table-cell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formula="of:=[.A12]*9.81*0.2" office:value-type="float" office:value="188.352" calcext:value-type="float">
            <text:p>188.352</text:p>
          </table:table-cell>
          <table:table-cell table:style-name="ce1" office:value-type="float" office:value="50" calcext:value-type="float">
            <text:p>50</text:p>
          </table:table-cell>
          <table:table-cell table:formula="of:=[.B12]*1000/[.D12]" office:value-type="float" office:value="100" calcext:value-type="float">
            <text:p>100</text:p>
          </table:table-cell>
          <table:table-cell table:formula="of:=[.C12]*(2/[.A12])" office:value-type="float" office:value="3.924" calcext:value-type="float">
            <text:p>3.924</text:p>
          </table:table-cell>
          <table:table-cell table:formula="of:=0.5/[.D12]" office:value-type="float" office:value="0.01" calcext:value-type="float">
            <text:p>0.01</text:p>
          </table:table-cell>
          <table:table-cell table:formula="of:=0.1/[.B12]" office:value-type="float" office:value="0.02" calcext:value-type="float">
            <text:p>0.02</text:p>
          </table:table-cell>
          <table:table-cell table:formula="of:=SQRT([.G12]*[.G12] + [.H12]*[.H12])*[.E12]" office:value-type="float" office:value="2.23606797749979" calcext:value-type="float">
            <text:p>2.23606797749979</text:p>
          </table:table-cell>
          <table:table-cell/>
          <table:table-cell table:formula="of:=([.E12]-60.91)*([.E12]-60.91)" office:value-type="float" office:value="1528.0281" calcext:value-type="float">
            <text:p>1528.0281</text:p>
          </table:table-cell>
          <table:table-cell/>
          <table:table-cell table:formula="of:=SQRT(28.22^2+[.I12]^2)" office:value-type="float" office:value="28.3084510349825" calcext:value-type="float">
            <text:p>28.30845103498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formula="of:=[.A13]*9.81*0.2" office:value-type="float" office:value="200.124" calcext:value-type="float">
            <text:p>200.124</text:p>
          </table:table-cell>
          <table:table-cell office:value-type="float" office:value="48" calcext:value-type="float">
            <text:p>48</text:p>
          </table:table-cell>
          <table:table-cell table:formula="of:=[.B13]*1000/[.D13]" office:value-type="float" office:value="125" calcext:value-type="float">
            <text:p>125</text:p>
          </table:table-cell>
          <table:table-cell table:formula="of:=[.C13]*(2/[.A13])" office:value-type="float" office:value="3.924" calcext:value-type="float">
            <text:p>3.924</text:p>
          </table:table-cell>
          <table:table-cell table:formula="of:=0.5/[.D13]" office:value-type="float" office:value="0.0104166666666667" calcext:value-type="float">
            <text:p>0.0104166666666667</text:p>
          </table:table-cell>
          <table:table-cell table:formula="of:=0.1/[.B13]" office:value-type="float" office:value="0.0166666666666667" calcext:value-type="float">
            <text:p>0.0166666666666667</text:p>
          </table:table-cell>
          <table:table-cell table:formula="of:=SQRT([.G13]*[.G13] + [.H13]*[.H13])*[.E13]" office:value-type="float" office:value="2.45676591980641" calcext:value-type="float">
            <text:p>2.45676591980641</text:p>
          </table:table-cell>
          <table:table-cell/>
          <table:table-cell table:formula="of:=([.E13]-60.91)*([.E13]-60.91)" office:value-type="float" office:value="4107.5281" calcext:value-type="float">
            <text:p>4107.528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formula="of:=[.A14]*9.81*0.2" office:value-type="float" office:value="215.82" calcext:value-type="float">
            <text:p>215.82</text:p>
          </table:table-cell>
          <table:table-cell office:value-type="float" office:value="46" calcext:value-type="float">
            <text:p>46</text:p>
          </table:table-cell>
          <table:table-cell table:formula="of:=[.B14]*1000/[.D14]" office:value-type="float" office:value="152.173913043478" calcext:value-type="float">
            <text:p>152.173913043478</text:p>
          </table:table-cell>
          <table:table-cell table:formula="of:=[.C14]*(2/[.A14])" office:value-type="float" office:value="3.924" calcext:value-type="float">
            <text:p>3.924</text:p>
          </table:table-cell>
          <table:table-cell table:formula="of:=0.5/[.D14]" office:value-type="float" office:value="0.0108695652173913" calcext:value-type="float">
            <text:p>0.0108695652173913</text:p>
          </table:table-cell>
          <table:table-cell table:formula="of:=0.1/[.B14]" office:value-type="float" office:value="0.0142857142857143" calcext:value-type="float">
            <text:p>0.0142857142857143</text:p>
          </table:table-cell>
          <table:table-cell table:formula="of:=SQRT([.G14]*[.G14] + [.H14]*[.H14])*[.E14]" office:value-type="float" office:value="2.73163440767834" calcext:value-type="float">
            <text:p>2.73163440767834</text:p>
          </table:table-cell>
          <table:table-cell/>
          <table:table-cell table:formula="of:=([.E14]-60.91)*([.E14]-60.91)" office:value-type="float" office:value="8329.10182400756" calcext:value-type="float">
            <text:p>8329.1018240075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table:formula="of:=[.A15]*9.81*0.2" office:value-type="float" office:value="245.25" calcext:value-type="float">
            <text:p>245.25</text:p>
          </table:table-cell>
          <table:table-cell office:value-type="float" office:value="45" calcext:value-type="float">
            <text:p>45</text:p>
          </table:table-cell>
          <table:table-cell table:formula="of:=[.B15]*1000/[.D15]" office:value-type="float" office:value="177.777777777778" calcext:value-type="float">
            <text:p>177.777777777778</text:p>
          </table:table-cell>
          <table:table-cell table:formula="of:=[.C15]*(2/[.A15])" office:value-type="float" office:value="3.924" calcext:value-type="float">
            <text:p>3.924</text:p>
          </table:table-cell>
          <table:table-cell table:formula="of:=0.5/[.D15]" office:value-type="float" office:value="0.0111111111111111" calcext:value-type="float">
            <text:p>0.0111111111111111</text:p>
          </table:table-cell>
          <table:table-cell table:formula="of:=0.1/[.B15]" office:value-type="float" office:value="0.0125" calcext:value-type="float">
            <text:p>0.0125</text:p>
          </table:table-cell>
          <table:table-cell table:formula="of:=SQRT([.G15]*[.G15] + [.H15]*[.H15])*[.E15]" office:value-type="float" office:value="2.97323322933143" calcext:value-type="float">
            <text:p>2.97323322933143</text:p>
          </table:table-cell>
          <table:table-cell/>
          <table:table-cell table:formula="of:=([.E15]-60.91)*([.E15]-60.91)" office:value-type="float" office:value="13658.0774827161" calcext:value-type="float">
            <text:p>13658.077482716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" calcext:value-type="float">
            <text:p>9</text:p>
          </table:table-cell>
          <table:table-cell table:formula="of:=[.A16]*9.81*0.2" office:value-type="float" office:value="323.73" calcext:value-type="float">
            <text:p>323.73</text:p>
          </table:table-cell>
          <table:table-cell office:value-type="float" office:value="41" calcext:value-type="float">
            <text:p>41</text:p>
          </table:table-cell>
          <table:table-cell table:formula="of:=[.B16]*1000/[.D16]" office:value-type="float" office:value="219.512195121951" calcext:value-type="float">
            <text:p>219.512195121951</text:p>
          </table:table-cell>
          <table:table-cell table:formula="of:=[.C16]*(2/[.A16])" office:value-type="float" office:value="3.924" calcext:value-type="float">
            <text:p>3.924</text:p>
          </table:table-cell>
          <table:table-cell table:formula="of:=0.5/[.D16]" office:value-type="float" office:value="0.0121951219512195" calcext:value-type="float">
            <text:p>0.0121951219512195</text:p>
          </table:table-cell>
          <table:table-cell table:formula="of:=0.1/[.B16]" office:value-type="float" office:value="0.0111111111111111" calcext:value-type="float">
            <text:p>0.0111111111111111</text:p>
          </table:table-cell>
          <table:table-cell table:formula="of:=SQRT([.G16]*[.G16] + [.H16]*[.H16])*[.E16]" office:value-type="float" office:value="3.62147085192729" calcext:value-type="float">
            <text:p>3.62147085192729</text:p>
          </table:table-cell>
          <table:table-cell/>
          <table:table-cell table:formula="of:=([.E16]-60.91)*([.E16]-60.91)" office:value-type="float" office:value="25154.6562975015" calcext:value-type="float">
            <text:p>25154.656297501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" calcext:value-type="float">
            <text:p>10</text:p>
          </table:table-cell>
          <table:table-cell table:formula="of:=[.A17]*9.81*0.2" office:value-type="float" office:value="382.59" calcext:value-type="float">
            <text:p>382.59</text:p>
          </table:table-cell>
          <table:table-cell office:value-type="float" office:value="39" calcext:value-type="float">
            <text:p>39</text:p>
          </table:table-cell>
          <table:table-cell table:formula="of:=[.B17]*1000/[.D17]" office:value-type="float" office:value="256.410256410256" calcext:value-type="float">
            <text:p>256.410256410256</text:p>
          </table:table-cell>
          <table:table-cell table:formula="of:=[.C17]*(2/[.A17])" office:value-type="float" office:value="3.924" calcext:value-type="float">
            <text:p>3.924</text:p>
          </table:table-cell>
          <table:table-cell table:formula="of:=0.5/[.D17]" office:value-type="float" office:value="0.0128205128205128" calcext:value-type="float">
            <text:p>0.0128205128205128</text:p>
          </table:table-cell>
          <table:table-cell table:formula="of:=0.1/[.B17]" office:value-type="float" office:value="0.01" calcext:value-type="float">
            <text:p>0.01</text:p>
          </table:table-cell>
          <table:table-cell table:formula="of:=SQRT([.G17]*[.G17] + [.H17]*[.H17])*[.E17]" office:value-type="float" office:value="4.16905690006251" calcext:value-type="float">
            <text:p>4.16905690006251</text:p>
          </table:table-cell>
          <table:table-cell/>
          <table:table-cell table:formula="of:=([.E17]-60.91)*([.E17]-60.91)" office:value-type="float" office:value="38220.350256476" calcext:value-type="float">
            <text:p>38220.350256476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[.A18]*9.81*0.2" office:value-type="float" office:value="470.88" calcext:value-type="float">
            <text:p>470.88</text:p>
          </table:table-cell>
          <table:table-cell office:value-type="float" office:value="35" calcext:value-type="float">
            <text:p>35</text:p>
          </table:table-cell>
          <table:table-cell table:formula="of:=[.B18]*1000/[.D18]" office:value-type="float" office:value="314.285714285714" calcext:value-type="float">
            <text:p>314.285714285714</text:p>
          </table:table-cell>
          <table:table-cell table:formula="of:=[.C18]*(2/[.A18])" office:value-type="float" office:value="3.924" calcext:value-type="float">
            <text:p>3.924</text:p>
          </table:table-cell>
          <table:table-cell table:formula="of:=0.5/[.D18]" office:value-type="float" office:value="0.0142857142857143" calcext:value-type="float">
            <text:p>0.0142857142857143</text:p>
          </table:table-cell>
          <table:table-cell table:formula="of:=0.1/[.B18]" office:value-type="float" office:value="0.00909090909090909" calcext:value-type="float">
            <text:p>0.00909090909090909</text:p>
          </table:table-cell>
          <table:table-cell table:formula="of:=SQRT([.G18]*[.G18] + [.H18]*[.H18])*[.E18]" office:value-type="float" office:value="5.32179788179808" calcext:value-type="float">
            <text:p>5.32179788179808</text:p>
          </table:table-cell>
          <table:table-cell/>
          <table:table-cell table:formula="of:=([.E18]-60.91)*([.E18]-60.91)" office:value-type="float" office:value="64199.2525897959" calcext:value-type="float">
            <text:p>64199.2525897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table:style-name="Default" office:value-type="string" calcext:value-type="string">
            <text:p>v</text:p>
          </table:table-cell>
          <table:table-cell table:formula="of:=[.A19]*9.81*0.2" office:value-type="string" office:string-value="" calcext:value-type="error">
            <text:p>#VALUE!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igmaP</text:p>
          </table:table-cell>
          <table:table-cell office:value-type="string" calcext:value-type="string">
            <text:p>eps t</text:p>
          </table:table-cell>
          <table:table-cell office:value-type="string" calcext:value-type="string">
            <text:p>eps v</text:p>
          </table:table-cell>
          <table:table-cell office:value-type="string" calcext:value-type="string">
            <text:p>sigma Q сист</text:p>
          </table:table-cell>
          <table:table-cell office:value-type="string" calcext:value-type="string">
            <text:p>Qavg</text:p>
          </table:table-cell>
          <table:table-cell office:value-type="string" calcext:value-type="string">
            <text:p>(Q – q avg)2</text:p>
          </table:table-cell>
          <table:table-cell office:value-type="string" calcext:value-type="string">
            <text:p>sigmaQ sluch</text:p>
          </table:table-cell>
          <table:table-cell office:value-type="string" calcext:value-type="string">
            <text:p>sigmaQ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table:style-name="Default" office:value-type="float" office:value="54" calcext:value-type="float">
            <text:p>54</text:p>
          </table:table-cell>
          <table:table-cell table:formula="of:=9.81*0.2*[.B20]" office:value-type="float" office:value="105.948" calcext:value-type="float">
            <text:p>105.948</text:p>
          </table:table-cell>
          <table:table-cell table:number-columns-repeated="10"/>
        </table:table-row>
        <table:table-row table:style-name="ro1">
          <table:table-cell office:value-type="float" office:value="40.9" calcext:value-type="float">
            <text:p>40.9</text:p>
          </table:table-cell>
          <table:table-cell table:style-name="Default" office:value-type="float" office:value="110" calcext:value-type="float">
            <text:p>110</text:p>
          </table:table-cell>
          <table:table-cell table:formula="of:=9.81*0.2*[.B21]" office:value-type="float" office:value="215.82" calcext:value-type="float">
            <text:p>215.82</text:p>
          </table:table-cell>
          <table:table-cell table:number-columns-repeated="10"/>
        </table:table-row>
        <table:table-row table:style-name="ro1">
          <table:table-cell office:value-type="float" office:value="80.9" calcext:value-type="float">
            <text:p>80.9</text:p>
          </table:table-cell>
          <table:table-cell table:style-name="Default" office:value-type="float" office:value="191" calcext:value-type="float">
            <text:p>191</text:p>
          </table:table-cell>
          <table:table-cell table:formula="of:=9.81*0.2*[.B22]" office:value-type="float" office:value="374.742" calcext:value-type="float">
            <text:p>374.742</text:p>
          </table:table-cell>
          <table:table-cell table:number-columns-repeated="10"/>
        </table:table-row>
        <table:table-row table:style-name="ro1">
          <table:table-cell office:value-type="float" office:value="130.9" calcext:value-type="float">
            <text:p>130.9</text:p>
          </table:table-cell>
          <table:table-cell table:style-name="Default" office:value-type="float" office:value="272" calcext:value-type="float">
            <text:p>272</text:p>
          </table:table-cell>
          <table:table-cell table:formula="of:=9.81*0.2*[.B23]" office:value-type="float" office:value="533.664" calcext:value-type="float">
            <text:p>533.664</text:p>
          </table:table-cell>
          <table:table-cell table:number-columns-repeated="10"/>
        </table:table-row>
        <table:table-row table:style-name="ro1">
          <table:table-cell office:value-type="float" office:value="10.9" calcext:value-type="float">
            <text:p>10.9</text:p>
          </table:table-cell>
          <table:table-cell table:style-name="Default" office:value-type="float" office:value="63" calcext:value-type="float">
            <text:p>63</text:p>
          </table:table-cell>
          <table:table-cell table:formula="of:=9.81*0.2*[.B24]" office:value-type="float" office:value="123.606" calcext:value-type="float">
            <text:p>123.606</text:p>
          </table:table-cell>
          <table:table-cell table:number-columns-repeated="10"/>
        </table:table-row>
        <table:table-row table:style-name="ro1">
          <table:table-cell office:value-type="float" office:value="40.9" calcext:value-type="float">
            <text:p>40.9</text:p>
          </table:table-cell>
          <table:table-cell table:style-name="Default" office:value-type="float" office:value="117" calcext:value-type="float">
            <text:p>117</text:p>
          </table:table-cell>
          <table:table-cell table:formula="of:=9.81*0.2*[.B25]" office:value-type="float" office:value="229.554" calcext:value-type="float">
            <text:p>229.554</text:p>
          </table:table-cell>
          <table:table-cell table:number-columns-repeated="10"/>
        </table:table-row>
        <table:table-row table:style-name="ro1">
          <table:table-cell office:value-type="float" office:value="80.9" calcext:value-type="float">
            <text:p>80.9</text:p>
          </table:table-cell>
          <table:table-cell table:style-name="Default" office:value-type="float" office:value="165" calcext:value-type="float">
            <text:p>165</text:p>
          </table:table-cell>
          <table:table-cell table:formula="of:=9.81*0.2*[.B26]" office:value-type="float" office:value="323.73" calcext:value-type="float">
            <text:p>323.73</text:p>
          </table:table-cell>
          <table:table-cell table:number-columns-repeated="10"/>
        </table:table-row>
        <table:table-row table:style-name="ro1">
          <table:table-cell office:value-type="float" office:value="130.9" calcext:value-type="float">
            <text:p>130.9</text:p>
          </table:table-cell>
          <table:table-cell table:style-name="Default" office:value-type="float" office:value="232" calcext:value-type="float">
            <text:p>232</text:p>
          </table:table-cell>
          <table:table-cell table:formula="of:=9.81*0.2*[.B27]" office:value-type="float" office:value="455.184" calcext:value-type="float">
            <text:p>455.18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2T19:24:23.001954243</meta:creation-date>
    <dc:date>2023-03-13T05:10:15.812828414</dc:date>
    <meta:editing-duration>PT3H19M53S</meta:editing-duration>
    <meta:editing-cycles>3</meta:editing-cycles>
    <meta:generator>LibreOffice/7.4.4.2$Linux_X86_64 LibreOffice_project/40$Build-2</meta:generator>
    <meta:document-statistic meta:table-count="1" meta:cell-count="231" meta:object-count="0"/>
    <meta:user-defined meta:name="ProgId">Excel.Sheet</meta:user-defined>
  </office:meta>
</office:document-meta>
</file>